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2.29cm" fo:min-width="4.961cm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2.29cm" fo:min-width="4.961cm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 fo:min-height="2.29cm" fo:min-width="4.961cm"/>
    </style:style>
    <style:style style:name="gr4" style:family="graphic" style:parent-style-name="objectwithoutfill">
      <style:graphic-properties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="none" fo:min-height="2.372cm"/>
    </style:style>
    <style:style style:name="gr7" style:family="graphic" style:parent-style-name="standard">
      <style:graphic-properties draw:stroke="none" draw:fill="none" fo:min-height="0.593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stroke="none" draw:fill="none" fo:min-height="0.949cm"/>
    </style:style>
    <style:style style:name="gr10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style:use-window-font-color="true" fo:font-weight="bold" style:font-weight-asian="bold" style:font-weight-complex="bold"/>
    </style:style>
    <style:style style:name="P3" style:family="paragraph">
      <loext:graphic-properties draw:fill-color="#0066cc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ff420e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/>
    </style:style>
    <style:style style:name="P7" style:family="paragraph">
      <loext:graphic-properties draw:fill="none" draw:fill-color="#ffffff"/>
      <style:paragraph-properties fo:margin-top="0cm" fo:margin-bottom="0cm" fo:line-height="100%"/>
      <style:text-properties fo:color="#333333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margin-top="0cm" fo:margin-bottom="0cm" fo:line-height="100%"/>
    </style:style>
    <style:style style:name="P9" style:family="paragraph">
      <style:paragraph-properties fo:margin-top="0cm" fo:margin-bottom="0cm" fo:line-height="115%"/>
    </style:style>
    <style:style style:name="P10" style:family="paragraph">
      <loext:graphic-properties draw:fill="none" draw:fill-color="#ffffff"/>
      <style:paragraph-properties fo:margin-top="0cm" fo:margin-bottom="0cm" fo:line-height="115%"/>
      <style:text-properties fo:color="#333333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333333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2.54cm" svg:x="17.931cm" svg:y="5.865cm">
          <text:p text:style-name="P1"><text:span text:style-name="T1">Ensemble</text:span></text:p>
          <text:p text:style-name="P1"><text:span text:style-name="T1">Evolver</text:span></text:p>
          <text:p text:style-name="P1"><text:span text:style-name="T1">Train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61cm" svg:height="2.54cm" svg:x="17.878cm" svg:y="10.265cm">
          <text:p text:style-name="P1"><text:span text:style-name="T1"/></text:p>
          <text:p text:style-name="P1"><text:span text:style-name="T1">Ens. Evolver</text:span></text:p>
          <text:p text:style-name="P1"><text:span text:style-name="T1">Experiment</text:span></text:p>
          <text:p text:style-name="P1"><text:span text:style-name="T1">Runn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61cm" svg:height="2.54cm" svg:x="9.702cm" svg:y="5.865cm">
          <text:p text:style-name="P1"><text:span text:style-name="T2">Storage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61cm" svg:height="2.54cm" svg:x="17.931cm" svg:y="1.577cm">
          <text:p text:style-name="P1"><text:span text:style-name="T2">Ensemble </text:span></text:p>
          <text:p text:style-name="P1"><text:span text:style-name="T2">Evolv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7.889cm" svg:y1="2.883cm" svg:x2="7.686cm" svg:y2="2.883cm">
          <text:p/>
        </draw:line>
        <draw:line draw:style-name="gr4" draw:text-style-name="P5" draw:layer="layout" svg:x1="20.622cm" svg:y1="6.01cm" svg:x2="20.622cm" svg:y2="3.978cm">
          <text:p/>
        </draw:line>
        <draw:line draw:style-name="gr4" draw:text-style-name="P5" draw:layer="layout" svg:x1="20.622cm" svg:y1="10.33cm" svg:x2="20.622cm" svg:y2="8.298cm">
          <text:p/>
        </draw:line>
        <draw:custom-shape draw:style-name="gr2" draw:text-style-name="P3" draw:layer="layout" svg:width="5.461cm" svg:height="2.54cm" svg:x="2.178cm" svg:y="7.495cm">
          <text:p text:style-name="P1"><text:span text:style-name="T2">Console Ap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61cm" svg:height="2.54cm" svg:x="2.178cm" svg:y="1.64cm">
          <text:p text:style-name="P1"><text:span text:style-name="T2">Ensemble</text:span></text:p>
          <text:p text:style-name="P1"><text:span text:style-name="T2">Evaluato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683cm" svg:y1="7.604cm" svg:x2="4.722cm" svg:y2="3.999cm">
          <text:p/>
        </draw:line>
        <draw:line draw:style-name="gr4" draw:text-style-name="P5" draw:layer="layout" svg:x1="17.891cm" svg:y1="7.006cm" svg:x2="15.152cm" svg:y2="7.006cm">
          <text:p/>
        </draw:line>
        <draw:line draw:style-name="gr4" draw:text-style-name="P5" draw:layer="layout" svg:x1="7.434cm" svg:y1="4.136cm" svg:x2="9.847cm" svg:y2="5.787cm">
          <text:p/>
        </draw:line>
        <draw:frame draw:style-name="gr5" draw:text-style-name="P7" draw:layer="layout" svg:width="4.369cm" svg:height="2.147cm" svg:x="1.556cm" svg:y="4.733cm">
          <draw:text-box>
            <text:p text:style-name="P6"><text:span text:style-name="T3">Retrieves and </text:span></text:p>
            <text:p text:style-name="P6"><text:span text:style-name="T3">Displays </text:span></text:p>
            <text:p text:style-name="P6"><text:span text:style-name="T3">NN Ensemble</text:span></text:p>
            <text:p text:style-name="P6"><text:span text:style-name="T3">Results</text:span></text:p>
          </draw:text-box>
        </draw:frame>
        <draw:frame draw:style-name="gr6" draw:text-style-name="P8" draw:layer="layout" svg:width="3.355cm" svg:height="2.622cm" svg:x="5.953cm" svg:y="4.381cm">
          <draw:text-box>
            <text:p text:style-name="P6"><text:span text:style-name="T3">Retrieves </text:span></text:p>
            <text:p text:style-name="P6"><text:span text:style-name="T3">and </text:span></text:p>
            <text:p text:style-name="P6"><text:span text:style-name="T3">Evaluates </text:span></text:p>
            <text:p text:style-name="P6"><text:span text:style-name="T3">NN Ensemble </text:span></text:p>
            <text:p text:style-name="P6"><text:span text:style-name="T3">Results</text:span></text:p>
          </draw:text-box>
        </draw:frame>
        <draw:frame draw:style-name="gr7" draw:text-style-name="P8" draw:layer="layout" svg:width="8.199cm" svg:height="0.843cm" svg:x="8.954cm" svg:y="2.181cm">
          <draw:text-box>
            <text:p text:style-name="P6"><text:span text:style-name="T3">Determines NN Ensemble Fitness</text:span></text:p>
          </draw:text-box>
        </draw:frame>
        <draw:frame draw:style-name="gr8" draw:text-style-name="P10" draw:layer="layout" svg:width="2.198cm" svg:height="1.27cm" svg:x="15.854cm" svg:y="6.425cm">
          <draw:text-box>
            <text:p text:style-name="P9"><text:span text:style-name="T3">Stores</text:span></text:p>
            <text:p text:style-name="P9"><text:span text:style-name="T3">Results</text:span></text:p>
          </draw:text-box>
        </draw:frame>
        <draw:frame draw:style-name="gr9" draw:text-style-name="P8" draw:layer="layout" svg:width="4.245cm" svg:height="1.199cm" svg:x="18.764cm" svg:y="4.529cm">
          <draw:text-box>
            <text:p text:style-name="P6"><text:span text:style-name="T3">Runs </text:span></text:p>
            <text:p text:style-name="P6"><text:span text:style-name="T3">Genetic Algorithm</text:span></text:p>
          </draw:text-box>
        </draw:frame>
        <draw:frame draw:style-name="gr10" draw:text-style-name="P8" draw:layer="layout" svg:width="5.452cm" svg:height="1.673cm" svg:x="18.265cm" svg:y="8.73cm">
          <draw:text-box>
            <text:p text:style-name="P6"><text:span text:style-name="T3">Execut</text:span><text:span text:style-name="T3">es </text:span></text:p>
            <text:p text:style-name="P6"><text:span text:style-name="T3">Ensem</text:span><text:span text:style-name="T3">ble <text:s/></text:span><text:span text:style-name="T3">Optimi</text:span><text:span text:style-name="T3">zation </text:span><text:span text:style-name="T3">Ru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18:31:50.570588527</meta:creation-date>
    <dc:date>2018-09-28T22:54:29.499797573</dc:date>
    <meta:editing-duration>PT4H54M31S</meta:editing-duration>
    <meta:editing-cycles>19</meta:editing-cycles>
    <meta:generator>LibreOffice/5.1.6.2$Linux_X86_64 LibreOffice_project/10m0$Build-2</meta:generator>
    <meta:document-statistic meta:object-count="18"/>
  </office:meta>
</office:document-meta>
</file>